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David" svg:font-family="David" style:font-adornments="Regular" style:font-pitch="variable"/>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style="italic" fo:font-weight="bold" style:font-style-asian="italic" style:font-weight-asian="bold" style:font-style-complex="italic" style:font-weight-complex="bold"/>
    </style:style>
    <style:style style:name="P3" style:family="paragraph" style:parent-style-name="Text_20_body" style:list-style-name="L1">
      <style:paragraph-properties fo:margin-left="0in" fo:margin-right="0in" fo:margin-top="0in" fo:margin-bottom="0in" loext:contextual-spacing="false" fo:text-indent="0in" style:auto-text-indent="false"/>
    </style:style>
    <style:style style:name="P4" style:family="paragraph" style:parent-style-name="Text_20_body" style:list-style-name="L2">
      <style:paragraph-properties fo:margin-left="0in" fo:margin-right="0in" fo:margin-top="0in" fo:margin-bottom="0in" loext:contextual-spacing="false" fo:text-indent="0in" style:auto-text-indent="false"/>
    </style:style>
    <style:style style:name="P5" style:family="paragraph" style:parent-style-name="Text_20_body" style:list-style-name="L3">
      <style:paragraph-properties fo:margin-left="0in" fo:margin-right="0in" fo:margin-top="0in" fo:margin-bottom="0in" loext:contextual-spacing="false" fo:text-indent="0in" style:auto-text-indent="false"/>
    </style:style>
    <style:style style:name="P6" style:family="paragraph" style:parent-style-name="Text_20_body" style:list-style-name="L4">
      <style:paragraph-properties fo:margin-left="0in" fo:margin-right="0in" fo:margin-top="0in" fo:margin-bottom="0in" loext:contextual-spacing="false" fo:text-indent="0in" style:auto-text-indent="false"/>
    </style:style>
    <style:style style:name="P7" style:family="paragraph" style:parent-style-name="Text_20_body" style:list-style-name="L5">
      <style:paragraph-properties fo:margin-left="0in" fo:margin-right="0in" fo:margin-top="0in" fo:margin-bottom="0in" loext:contextual-spacing="false" fo:text-indent="0in" style:auto-text-indent="false"/>
    </style:style>
    <style:style style:name="P8" style:family="paragraph" style:parent-style-name="Text_20_body" style:list-style-name="L6">
      <style:paragraph-properties fo:margin-left="0in" fo:margin-right="0in" fo:margin-top="0in" fo:margin-bottom="0in" loext:contextual-spacing="false" fo:text-indent="0in" style:auto-text-indent="false"/>
    </style:style>
    <style:style style:name="P9" style:family="paragraph" style:parent-style-name="Text_20_body" style:list-style-name="L7">
      <style:paragraph-properties fo:margin-left="0in" fo:margin-right="0in" fo:margin-top="0in" fo:margin-bottom="0in" loext:contextual-spacing="false" fo:text-indent="0in" style:auto-text-indent="false"/>
    </style:style>
    <style:style style:name="P10" style:family="paragraph" style:parent-style-name="Text_20_body" style:list-style-name="L8">
      <style:paragraph-properties fo:margin-left="0in" fo:margin-right="0in" fo:margin-top="0in" fo:margin-bottom="0in" loext:contextual-spacing="false" fo:text-indent="0in" style:auto-text-indent="false"/>
    </style:style>
    <style:style style:name="P11" style:family="paragraph" style:parent-style-name="Text_20_body" style:list-style-name="L9">
      <style:paragraph-properties fo:margin-left="0in" fo:margin-right="0in" fo:margin-top="0in" fo:margin-bottom="0in" loext:contextual-spacing="false" fo:text-indent="0in" style:auto-text-indent="false"/>
    </style:style>
    <style:style style:name="P12" style:family="paragraph" style:parent-style-name="Text_20_body" style:list-style-name="L10">
      <style:paragraph-properties fo:margin-left="0in" fo:margin-right="0in" fo:margin-top="0in" fo:margin-bottom="0in" loext:contextual-spacing="false" fo:text-indent="0in" style:auto-text-indent="false"/>
    </style:style>
    <style:style style:name="P13" style:family="paragraph" style:parent-style-name="Text_20_body" style:list-style-name="L11">
      <style:paragraph-properties fo:margin-left="0in" fo:margin-right="0in" fo:margin-top="0in" fo:margin-bottom="0in" loext:contextual-spacing="false" fo:text-indent="0in" style:auto-text-indent="false"/>
    </style:style>
    <style:style style:name="P14" style:family="paragraph" style:parent-style-name="Text_20_body" style:list-style-name="L12">
      <style:paragraph-properties fo:margin-left="0in" fo:margin-right="0in" fo:margin-top="0in" fo:margin-bottom="0in" loext:contextual-spacing="false" fo:text-indent="0in" style:auto-text-indent="false"/>
    </style:style>
    <style:style style:name="P15" style:family="paragraph" style:parent-style-name="Text_20_body" style:list-style-name="L13">
      <style:paragraph-properties fo:margin-left="0in" fo:margin-right="0in" fo:margin-top="0in" fo:margin-bottom="0in" loext:contextual-spacing="false" fo:text-indent="0in" style:auto-text-indent="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ck Senechal</text:h>
      <text:p text:style-name="First_20_paragraph">1901 8th St, Berkeley, CA 94710<text:line-break/>415-779-2701 ⬧ <text:a xlink:type="simple" xlink:href="mailto:jacksenechal@gmail.com" text:style-name="Internet_20_link" text:visited-style-name="Visited_20_Internet_20_Link"><text:span text:style-name="Definition">jacksenechal@gmail.com</text:span></text:a><text:line-break/><text:a xlink:type="simple" xlink:href="http://jacksenechal.com/resume" text:style-name="Internet_20_link" text:visited-style-name="Visited_20_Internet_20_Link"><text:span text:style-name="Definition"><text:span text:style-name="T1">jacksenechal.com/resume</text:span></text:span></text:a><text:span text:style-name="T1"> ⬧ </text:span><text:a xlink:type="simple" xlink:href="https://github.com/jacksenechal" text:style-name="Internet_20_link" text:visited-style-name="Visited_20_Internet_20_Link"><text:span text:style-name="Definition"><text:span text:style-name="T1">github.com/jacksenechal</text:span></text:span></text:a></text:p>
      <text:h text:style-name="Heading_20_2" text:outline-level="2">Introduction</text:h>
      <text:p text:style-name="First_20_paragraph">My ideal workplace has a vibrant environment of innovation, a strong team practicing <text:span text:style-name="T1">Agile</text:span> methodologies, and a culture of excellence. It is more than a day job, it is a platform to launch big ideas. I bring <text:span text:style-name="T1">10+ years of industry 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Ruby</text:span>, Rails, <text:span text:style-name="T1">JavaScript</text:span>, CoffeeScript, Node.js, jQuery, D3, PHP, ActionScript, Flex, and SuperCollider. Limited experience with C/C++, Java, Perl and Python.</text:p>
      <text:p text:style-name="Text_20_body">Most comfortable developing with <text:span text:style-name="T1">Vim on Linux</text:span>.</text:p>
      <text:h text:style-name="Heading_20_2" text:outline-level="2">Open Source Projects</text:h>
      <text:p text:style-name="First_20_paragraph"><text:a xlink:type="simple" xlink:href="http://enlightenedstructure.org/" text:style-name="Internet_20_link" text:visited-style-name="Visited_20_Internet_20_Link"><text:span text:style-name="Definition">Enlightened Structure</text:span></text:a></text:p>
      <text:list xml:id="list5085235045248583460" text:style-name="L1">
        <text:list-item>
          <text:p text:style-name="P3">Co-founded the Enlightened Structure metaproject to create an open, decentralized, collaborative application and data ecosystem.</text:p>
        </text:list-item>
        <text:list-item>
          <text:p text:style-name="P3">Envisioning and prototyping of tools and applications such as reputation exchange, forking-based collaboration, and visualization and navigation of the global semantic graph.</text:p>
        </text:list-item>
        <text:list-item>
          <text:p text:style-name="P3">Research and synthesis of information on candidate technologies.</text:p>
        </text:list-item>
        <text:list-item>
          <text:p text:style-name="P3">Code contributions to related projects (primarily written in Ruby and JavaScript).</text:p>
        </text:list-item>
        <text:list-item>
          <text:p text:style-name="P3">Ongoing contributor to <text:a xlink:type="simple" xlink:href="http://collaborativeinter.net/" text:style-name="Internet_20_link" text:visited-style-name="Visited_20_Internet_20_Link"><text:span text:style-name="Definition">Building the Collaborative Internet</text:span></text:a> community.</text:p>
        </text:list-item>
      </text:list>
      <text:p text:style-name="First_20_paragraph"><text:a xlink:type="simple" xlink:href="https://chrome.google.com/webstore/detail/skype-links/epbmllnadbdnppblcebkkmapkinkdchd" text:style-name="Internet_20_link" text:visited-style-name="Visited_20_Internet_20_Link"><text:span text:style-name="Definition">Skype Links Chrome Extension</text:span></text:a></text:p>
      <text:list xml:id="list6507344215935036853" text:style-name="L2">
        <text:list-item>
          <text:p text:style-name="P4">A Chrome extension to make <text:span text:style-name="Teletype">callto:</text:span> or <text:span text:style-name="Teletype">skype:</text:span> links out of phone numbers on web pages.</text:p>
        </text:list-item>
        <text:list-item>
          <text:p text:style-name="P4">47,000 users, 4 stars, 900 g+ plus ones.</text:p>
        </text:list-item>
      </text:list>
      <text:p text:style-name="Horizontal_20_Line"/>
      <text:h text:style-name="Heading_20_2" text:outline-level="2">Education</text:h>
      <text:p text:style-name="First_20_paragraph"><text:span text:style-name="T1">Bachelor of Arts</text:span> from the <text:a xlink:type="simple" xlink:href="http://unca.edu/" text:style-name="Internet_20_link" text:visited-style-name="Visited_20_Internet_20_Link"><text:span text:style-name="Definition">University of North Carolina at Asheville</text:span></text:a> (May, 2003)</text:p>
      <text:list xml:id="list1013881461421394627" text:style-name="L3">
        <text:list-item>
          <text:p text:style-name="P5">Major in <text:span text:style-name="T1">mathematics</text:span>, minor in <text:span text:style-name="T1">computer science</text:span></text:p>
        </text:list-item>
        <text:list-item>
          <text:p text:style-name="P5">Undergraduate research in mathematics</text:p>
        </text:list-item>
        <text:list-item>
          <text:p text:style-name="P5">Graduated with distinction in mathematics</text:p>
        </text:list-item>
      </text:list>
      <text:h text:style-name="Heading_20_2" text:outline-level="2">Industry Experience</text:h>
      <text:p text:style-name="First_20_paragraph">Clairvision School of Meditation (Nonprofit)</text:p>
      <text:list xml:id="list7756919658642857098" text:style-name="L4">
        <text:list-item>
          <text:p text:style-name="P6">Multiple volunteer projects over 15 years as a student.</text:p>
        </text:list-item>
        <text:list-item>
          <text:p text:style-name="P6">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6">Helped to develop electronic music systems using open source tools. Trained a team of musicians in basic programming. Wrote arpeggiator and sampler patches for SuperCollider. Prototyped Reactable clone in PureData. (2011)</text:p>
        </text:list-item>
        <text:list-item>
          <text:p text:style-name="P6">Developed Java search engine for knowledge base, website development including JavaScript shipping estimator. (2000)</text:p>
        </text:list-item>
      </text:list>
      <text:p text:style-name="First_20_paragraph"><text:a xlink:type="simple" xlink:href="http://superluminal.is/" text:style-name="Internet_20_link" text:visited-style-name="Visited_20_Internet_20_Link"><text:span text:style-name="Definition">Superluminal Systems</text:span></text:a> August 2013 - January 2014</text:p>
      <text:list xml:id="list4466304188702020804" text:style-name="L5">
        <text:list-item>
          <text:p text:style-name="P7">Helped to develop and launch the first client site based on the Superluminal Learning Management System.</text:p>
        </text:list-item>
        <text:list-item>
          <text:p text:style-name="P7">Collaborated on innovative user interface elements using D3 and CoffeeScript.</text:p>
        </text:list-item>
        <text:list-item>
          <text:p text:style-name="P7">Wordpress plugin wrangling, development and customization.</text:p>
        </text:list-item>
      </text:list>
      <text:p text:style-name="First_20_paragraph"><text:a xlink:type="simple" xlink:href="http://opentestpro.com/" text:style-name="Internet_20_link" text:visited-style-name="Visited_20_Internet_20_Link"><text:span text:style-name="Definition">OpenTest Pro, LLC</text:span></text:a> 2008 - 2011</text:p>
      <text:list xml:id="list9005188359013840891" text:style-name="L6">
        <text:list-item>
          <text:p text:style-name="P8">Founded the company to provide educational resources relating to automated testing and continuous integration using open source tools in a PHP environment.</text:p>
        </text:list-item>
        <text:list-item>
          <text:p text:style-name="P8">Activities include technical writing, web application development in Ruby on Rails and Flex, studio voiceover recording, and project management.</text:p>
        </text:list-item>
      </text:list>
      <text:p text:style-name="First_20_paragraph">Independent Contracting 2004 - 2009</text:p>
      <text:list xml:id="list6546411068370528146" text:style-name="L7">
        <text:list-item>
          <text:p text:style-name="P9"><text:a xlink:type="simple" xlink:href="http://turnbullandasser.com/" text:style-name="Internet_20_link" text:visited-style-name="Visited_20_Internet_20_Link"><text:span text:style-name="Definition">Turnbull &amp; Asser</text:span></text:a> - shirtmakers (2008-2009). Built a virtual showroom for their bespoke department, allowing users to browse fabrics and place orders. Ruby on Rails backend, Flash frontend.</text:p>
        </text:list-item>
        <text:list-item>
          <text:p text:style-name="P9"><text:a xlink:type="simple" xlink:href="http://idance.net/" text:style-name="Internet_20_link" text:visited-style-name="Visited_20_Internet_20_Link"><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9">Various smaller websites and components.</text:p>
        </text:list-item>
      </text:list>
      <text:p text:style-name="First_20_paragraph"><text:soft-page-break/><text:a xlink:type="simple" xlink:href="http://onforce.com/" text:style-name="Internet_20_link" text:visited-style-name="Visited_20_Internet_20_Link"><text:span text:style-name="Definition">OnForce, Inc</text:span></text:a> - New York, NY June 2006 - December 2007</text:p>
      <text:list xml:id="list2562629201402647641" text:style-name="L8">
        <text:list-item>
          <text:p text:style-name="P10">Programmed features and updates to the OnForce platform.</text:p>
        </text:list-item>
        <text:list-item>
          <text:p text:style-name="P10">Introduced automated testing with PHPUnit. Implemented tests for OnForce's public-facing API. Unit testing infrastructure included PHPUnit with a custom test database refreshing mechanism, Selenium, and CruiseControl.</text:p>
        </text:list-item>
        <text:list-item>
          <text:p text:style-name="P10">Integrated OnFoce platform with Salesforce APIs to provide up-to-date customer information for sales and support teams.</text:p>
        </text:list-item>
        <text:list-item>
          <text:p text:style-name="P10">Project managed the implementation of Salesforce throughout the company, and oversaw the administration of the application.</text:p>
        </text:list-item>
      </text:list>
      <text:p text:style-name="First_20_paragraph"><text:a xlink:type="simple" xlink:href="http://jbanetwork.com/" text:style-name="Internet_20_link" text:visited-style-name="Visited_20_Internet_20_Link"><text:span text:style-name="Definition">JBA Network</text:span></text:a> - Asheville, NC June 2003 - December 2006</text:p>
      <text:list xml:id="list656608405164155538" text:style-name="L9">
        <text:list-item>
          <text:p text:style-name="P11">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11">Developed a modular, evented, MVC programming framework for PHP.</text:p>
        </text:list-item>
        <text:list-item>
          <text:p text:style-name="P11">Concept development, project management, and programming for other company products and services, including www.jukeboxalive.com and www.byregion.net.</text:p>
        </text:list-item>
        <text:list-item>
          <text:p text:style-name="P11">Systems administration and networking (Linux, Windows).</text:p>
        </text:list-item>
      </text:list>
      <text:p text:style-name="First_20_paragraph">US Navy FNMOD - Asheville, NC May 2001 - August 2001</text:p>
      <text:list xml:id="list3584041011739656316" text:style-name="L10">
        <text:list-item>
          <text:p text:style-name="P12">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xml:id="list275944785180576884" text:style-name="L11">
        <text:list-item>
          <text:p text:style-name="P13">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xml:id="list3398957014457868131" text:style-name="L12">
        <text:list-item>
          <text:p text:style-name="P14">Designer, computer technician. HTML and JavaScript programming, graphic design, web design and management, network management, computer repairs and upgrades.</text:p>
        </text:list-item>
      </text:list>
      <text:p text:style-name="First_20_paragraph">Various - Asheville, NC 1996 - 1998</text:p>
      <text:list xml:id="list618906178026894323" text:style-name="L13">
        <text:list-item>
          <text:p text:style-name="P15">Assorted computer related jobs and volunteer work, including CAT-5 and fiber-optic network installation, web development, desktop publishing, technical writing, computer repair, and technical support.</text:p>
        </text:list-item>
      </text:list>
      <text:p text:style-name="P2">Excellent References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David" svg:font-family="David" style:font-adornments="Regular" style:font-pitch="variable"/>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loext:contextual-spacing="false" fo:line-height="107%" fo:text-align="end" style:justify-single-word="false" style:writing-mode="rl-tb"/>
      <style:text-properties style:font-name="Sawasdee" fo:font-family="Sawasdee" style:font-style-name="Regular" style:font-pitch="variable" fo:font-size="10pt" style:font-name-complex="David" style:font-family-complex="David"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writing-mode="rl-tb"/>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loext:contextual-spacing="false" fo:text-align="end" style:justify-single-word="false" style:shadow="none" style:writing-mode="pag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1701in" fo:margin-bottom="0.0201in" loext:contextual-spacing="false" fo:background-color="transparent" fo:padding="0.0201in" fo:border-left="none" fo:border-right="none" fo:border-top="none" fo:border-bottom="0.06pt solid #000000" style:shadow="none"/>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loext: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loext:graphic-properties draw:fill="none" draw:fill-color="#99ccff"/>
      <style:paragraph-properties fo:margin-top="0in" fo:margin-bottom="0.1965in" loext:contextual-spacing="false" style:page-number="auto" fo:break-after="page" fo:background-color="transparent" fo:padding="0in" fo:border="none" style:shadow="none"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5-29T19:06:53.427731590</dc:date>
    <meta:editing-duration>PT1M12S</meta:editing-duration>
    <meta:editing-cycles>3</meta:editing-cycles>
    <meta:generator>LibreOffice/5.1.6.2$Linux_X86_64 LibreOffice_project/10m0$Build-2</meta:generator>
    <meta:document-statistic meta:table-count="0" meta:image-count="0" meta:object-count="0" meta:page-count="3" meta:paragraph-count="61" meta:word-count="921" meta:character-count="6400" meta:non-whitespace-character-count="5573"/>
  </office:meta>
</office:document-meta>
</file>